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 style:writing-mode="lr-tb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89in" fo:padding-right="0.0382in" fo:padding-top="0.0382in" fo:padding-bottom="0.0382in" fo:border="0.25pt solid #000000"/>
    </style:style>
    <style:style style:name="Table2" style:family="table">
      <style:table-properties style:width="7.5in" fo:margin-left="0in" fo:margin-top="0in" fo:margin-bottom="0in" table:align="left" style:writing-mode="lr-tb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89in" fo:padding-right="0.0382in" fo:padding-top="0.0382in" fo:padding-bottom="0.0382in" fo:border="0.25pt solid #000000"/>
    </style:style>
    <style:style style:name="P1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</style:style>
    <style:style style:name="P2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paragraph-rsid="00233c85"/>
    </style:style>
    <style:style style:name="P3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rsid="000a78d4" officeooo:paragraph-rsid="000a78d4"/>
    </style:style>
    <style:style style:name="P4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rsid="001e4580" officeooo:paragraph-rsid="001e4580"/>
    </style:style>
    <style:style style:name="P5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rsid="0020e3a4" officeooo:paragraph-rsid="0020e3a4"/>
    </style:style>
    <style:style style:name="P6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rsid="0021ff13" officeooo:paragraph-rsid="0021ff13"/>
    </style:style>
    <style:style style:name="P7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rsid="0026b3f6" officeooo:paragraph-rsid="0026b3f6"/>
    </style:style>
    <style:style style:name="P8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rsid="00289240" officeooo:paragraph-rsid="00289240"/>
    </style:style>
    <style:style style:name="P9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rsid="002bb95e" officeooo:paragraph-rsid="002bb95e"/>
    </style:style>
    <style:style style:name="P10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rsid="003983ea" officeooo:paragraph-rsid="003983ea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4a8a69" officeooo:paragraph-rsid="004a8a69"/>
    </style:style>
    <style:style style:name="P13" style:family="paragraph" style:parent-style-name="Preformatted_20_Text">
      <style:text-properties style:font-name="Calibri" fo:font-style="italic" style:font-style-asian="italic" style:font-style-complex="italic"/>
    </style:style>
    <style:style style:name="P14" style:family="paragraph" style:parent-style-name="Preformatted_20_Text">
      <style:text-properties officeooo:rsid="00411f6c" officeooo:paragraph-rsid="00411f6c"/>
    </style:style>
    <style:style style:name="P15" style:family="paragraph" style:parent-style-name="Preformatted_20_Text">
      <style:paragraph-properties fo:margin-left="0in" fo:margin-right="0in" fo:text-indent="0in" style:auto-text-indent="false"/>
    </style:style>
    <style:style style:name="P16" style:family="paragraph" style:parent-style-name="Preformatted_20_Text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3752in" style:auto-text-indent="false" style:writing-mode="lr-tb">
        <style:tab-stops/>
      </style:paragraph-properties>
    </style:style>
    <style:style style:name="P17" style:family="paragraph" style:parent-style-name="Preformatted_20_Text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3752in" style:auto-text-indent="false" style:writing-mode="lr-tb">
        <style:tab-stops/>
      </style:paragraph-properties>
      <style:text-properties officeooo:paragraph-rsid="000ba555"/>
    </style:style>
    <style:style style:name="P18" style:family="paragraph" style:parent-style-name="Preformatted_20_Text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3752in" style:auto-text-indent="false" style:writing-mode="lr-tb">
        <style:tab-stops/>
      </style:paragraph-properties>
      <style:text-properties officeooo:paragraph-rsid="001732a7"/>
    </style:style>
    <style:style style:name="P19" style:family="paragraph" style:parent-style-name="Preformatted_20_Text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3752in" style:auto-text-indent="false" style:writing-mode="lr-tb">
        <style:tab-stops/>
      </style:paragraph-properties>
      <style:text-properties officeooo:rsid="000e94a1" officeooo:paragraph-rsid="000e94a1"/>
    </style:style>
    <style:style style:name="P20" style:family="paragraph" style:parent-style-name="Preformatted_20_Text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3752in" style:auto-text-indent="false" style:writing-mode="lr-tb">
        <style:tab-stops/>
      </style:paragraph-properties>
      <style:text-properties officeooo:rsid="000ba555" officeooo:paragraph-rsid="000ba555"/>
    </style:style>
    <style:style style:name="P21" style:family="paragraph" style:parent-style-name="Preformatted_20_Text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3752in" style:auto-text-indent="false" style:writing-mode="lr-tb">
        <style:tab-stops/>
      </style:paragraph-properties>
      <style:text-properties officeooo:rsid="000ccba0" officeooo:paragraph-rsid="000ccba0"/>
    </style:style>
    <style:style style:name="P22" style:family="paragraph" style:parent-style-name="Preformatted_20_Text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3752in" style:auto-text-indent="false" style:writing-mode="lr-tb">
        <style:tab-stops/>
      </style:paragraph-properties>
      <style:text-properties officeooo:rsid="001732a7" officeooo:paragraph-rsid="001732a7"/>
    </style:style>
    <style:style style:name="P23" style:family="paragraph" style:parent-style-name="Preformatted_20_Text">
      <style:paragraph-properties fo:margin-left="0.5in" fo:margin-right="0in" fo:text-indent="0in" style:auto-text-indent="false"/>
    </style:style>
    <style:style style:name="P24" style:family="paragraph" style:parent-style-name="Preformatted_20_Text">
      <style:paragraph-properties fo:margin-left="0.5in" fo:margin-right="0in" fo:line-height="108%" fo:text-align="start" style:justify-single-word="false" fo:orphans="2" fo:widows="2" fo:text-indent="0in" style:auto-text-indent="false" style:writing-mode="lr-tb"/>
    </style:style>
    <style:style style:name="P25" style:family="paragraph" style:parent-style-name="Preformatted_20_Text">
      <style:paragraph-properties fo:margin-left="0.75in" fo:margin-right="0in" fo:margin-top="0in" fo:margin-bottom="0in" loext:contextual-spacing="false" fo:line-height="108%" fo:text-align="start" style:justify-single-word="false" fo:orphans="2" fo:widows="2" fo:text-indent="-0.25in" style:auto-text-indent="false" style:writing-mode="lr-tb"/>
    </style:style>
    <style:style style:name="P26" style:family="paragraph" style:parent-style-name="Preformatted_20_Text">
      <style:paragraph-properties fo:margin-left="0.75in" fo:margin-right="0in" fo:margin-top="0in" fo:margin-bottom="0in" loext:contextual-spacing="false" fo:line-height="108%" fo:text-align="start" style:justify-single-word="false" fo:orphans="2" fo:widows="2" fo:text-indent="-0.25in" style:auto-text-indent="false" style:writing-mode="lr-tb"/>
      <style:text-properties officeooo:rsid="0043a030" officeooo:paragraph-rsid="0043a030"/>
    </style:style>
    <style:style style:name="P27" style:family="paragraph" style:parent-style-name="Preformatted_20_Text">
      <style:paragraph-properties fo:margin-left="0.1252in" fo:margin-right="0in" fo:margin-top="0in" fo:margin-bottom="0in" loext:contextual-spacing="false" fo:line-height="108%" fo:text-align="start" style:justify-single-word="false" fo:orphans="2" fo:widows="2" fo:text-indent="0in" style:auto-text-indent="false" style:writing-mode="lr-tb">
        <style:tab-stops/>
      </style:paragraph-properties>
      <style:text-properties officeooo:rsid="000c2d9f" officeooo:paragraph-rsid="000c2d9f"/>
    </style:style>
    <style:style style:name="P28" style:family="paragraph" style:parent-style-name="Preformatted_20_Text">
      <style:paragraph-properties fo:margin-left="0.1252in" fo:margin-right="0in" fo:margin-top="0in" fo:margin-bottom="0in" loext:contextual-spacing="false" fo:line-height="108%" fo:text-align="start" style:justify-single-word="false" fo:orphans="2" fo:widows="2" fo:text-indent="0in" style:auto-text-indent="false" style:writing-mode="lr-tb">
        <style:tab-stops/>
      </style:paragraph-properties>
      <style:text-properties officeooo:rsid="000ba555" officeooo:paragraph-rsid="000ba555"/>
    </style:style>
    <style:style style:name="P29" style:family="paragraph" style:parent-style-name="Preformatted_20_Text">
      <style:paragraph-properties fo:margin-left="0.1252in" fo:margin-right="0in" fo:margin-top="0in" fo:margin-bottom="0in" loext:contextual-spacing="false" fo:line-height="108%" fo:text-align="start" style:justify-single-word="false" fo:orphans="2" fo:widows="2" fo:text-indent="0in" style:auto-text-indent="false" style:writing-mode="lr-tb">
        <style:tab-stops/>
      </style:paragraph-properties>
      <style:text-properties officeooo:rsid="000ccba0" officeooo:paragraph-rsid="000ccba0"/>
    </style:style>
    <style:style style:name="P30" style:family="paragraph" style:parent-style-name="Standard">
      <style:text-properties fo:font-style="italic" style:font-style-asian="italic" style:font-style-complex="italic"/>
    </style:style>
    <style:style style:name="P31" style:family="paragraph" style:parent-style-name="Standard">
      <style:text-properties officeooo:rsid="002e6d0e" officeooo:paragraph-rsid="002e6d0e"/>
    </style:style>
    <style:style style:name="P32" style:family="paragraph" style:parent-style-name="Standard">
      <style:text-properties officeooo:rsid="0031d718" officeooo:paragraph-rsid="0031d718"/>
    </style:style>
    <style:style style:name="P33" style:family="paragraph" style:parent-style-name="Standard">
      <style:paragraph-properties fo:margin-top="0in" fo:margin-bottom="0.111in" loext:contextual-spacing="false" fo:text-align="end" style:justify-single-word="false"/>
      <style:text-properties fo:color="#00a933" fo:font-size="8pt" fo:font-style="italic" style:font-size-asian="8pt" style:font-style-asian="italic" style:font-size-complex="8pt" style:font-style-complex="italic"/>
    </style:style>
    <style:style style:name="P34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rsid="001e61ad" officeooo:paragraph-rsid="0054bd6f"/>
    </style:style>
    <style:style style:name="P35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orphans="2" fo:widows="2" fo:text-indent="-0.25in" style:auto-text-indent="false" style:writing-mode="lr-tb"/>
      <style:text-properties officeooo:paragraph-rsid="005e3cfd"/>
    </style:style>
    <style:style style:name="P36" style:family="paragraph" style:parent-style-name="Standard">
      <style:text-properties officeooo:rsid="002e6d0e" officeooo:paragraph-rsid="006781bf"/>
    </style:style>
    <style:style style:name="P37" style:family="paragraph" style:parent-style-name="Standard">
      <style:text-properties officeooo:rsid="002e6d0e" officeooo:paragraph-rsid="002e6d0e"/>
    </style:style>
    <style:style style:name="P38" style:family="paragraph" style:parent-style-name="Title" style:master-page-name="Standard">
      <style:paragraph-properties style:page-number="auto"/>
    </style:style>
    <style:style style:name="P39" style:family="paragraph" style:parent-style-name="Preformatted_20_Text">
      <style:paragraph-properties fo:margin-left="0.75in" fo:margin-right="0in" fo:margin-top="0in" fo:margin-bottom="0in" loext:contextual-spacing="false" fo:line-height="108%" fo:text-align="start" style:justify-single-word="false" fo:orphans="2" fo:widows="2" fo:text-indent="-0.25in" style:auto-text-indent="false" style:writing-mode="lr-tb"/>
      <style:text-properties officeooo:rsid="006ad168" officeooo:paragraph-rsid="006ad168"/>
    </style:style>
    <style:style style:name="P40" style:family="paragraph" style:parent-style-name="Preformatted_20_Text">
      <style:paragraph-properties fo:margin-left="0.75in" fo:margin-right="0in" fo:margin-top="0in" fo:margin-bottom="0in" loext:contextual-spacing="false" fo:line-height="108%" fo:text-align="start" style:justify-single-word="false" fo:orphans="2" fo:widows="2" fo:text-indent="-0.25in" style:auto-text-indent="false" style:writing-mode="lr-tb"/>
      <style:text-properties officeooo:rsid="006bc3d2" officeooo:paragraph-rsid="006bc3d2"/>
    </style:style>
    <style:style style:name="P41" style:family="paragraph" style:parent-style-name="Preformatted_20_Text">
      <style:paragraph-properties fo:margin-left="0.75in" fo:margin-right="0in" fo:margin-top="0in" fo:margin-bottom="0in" loext:contextual-spacing="false" fo:line-height="108%" fo:text-align="start" style:justify-single-word="false" fo:orphans="2" fo:widows="2" fo:text-indent="-0.25in" style:auto-text-indent="false" style:writing-mode="lr-tb"/>
      <style:text-properties officeooo:rsid="006d4b06" officeooo:paragraph-rsid="006d4b06"/>
    </style:style>
    <style:style style:name="P42" style:family="paragraph" style:parent-style-name="Preformatted_20_Text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3752in" style:auto-text-indent="false" style:writing-mode="lr-tb">
        <style:tab-stops/>
      </style:paragraph-properties>
    </style:style>
    <style:style style:name="P43" style:family="paragraph" style:parent-style-name="Preformatted_20_Text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3752in" style:auto-text-indent="false" style:writing-mode="lr-tb">
        <style:tab-stops/>
      </style:paragraph-properties>
      <style:text-properties officeooo:paragraph-rsid="001af84e"/>
    </style:style>
    <style:style style:name="P44" style:family="paragraph" style:parent-style-name="Preformatted_20_Text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3752in" style:auto-text-indent="false" style:writing-mode="lr-tb">
        <style:tab-stops/>
      </style:paragraph-properties>
      <style:text-properties officeooo:rsid="006390ae" officeooo:paragraph-rsid="006390a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#ffff00" loext:char-shading-value="0" style:font-style-asian="italic" style:font-style-complex="italic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officeooo:rsid="003983ea"/>
    </style:style>
    <style:style style:name="T7" style:family="text">
      <style:text-properties fo:color="#00000a" style:font-name="Courier New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8" style:family="text">
      <style:text-properties fo:color="#00000a" style:font-name="Courier New" fo:font-size="12pt" fo:language="en" fo:country="US" style:letter-kerning="false" style:font-name-asian="Liberation Mono" style:font-size-asian="12pt" style:language-asian="en" style:country-asian="US" style:font-name-complex="Liberation Mono" style:font-size-complex="12pt" style:language-complex="ar" style:country-complex="SA"/>
    </style:style>
    <style:style style:name="T9" style:family="text">
      <style:text-properties fo:color="#00a933" style:font-name="Cambria"/>
    </style:style>
    <style:style style:name="T10" style:family="text">
      <style:text-properties style:font-name="Calibri"/>
    </style:style>
    <style:style style:name="T11" style:family="text">
      <style:text-properties style:font-name="Calibri" fo:font-style="italic" style:font-style-asian="italic" style:font-style-complex="italic"/>
    </style:style>
    <style:style style:name="T12" style:family="text">
      <style:text-properties style:font-name="Calibri" fo:font-style="italic" officeooo:rsid="003fb370" fo:background-color="#ffff00" loext:char-shading-value="0" style:font-style-asian="italic" style:font-style-complex="italic"/>
    </style:style>
    <style:style style:name="T13" style:family="text">
      <style:text-properties officeooo:rsid="001732a7"/>
    </style:style>
    <style:style style:name="T14" style:family="text">
      <style:text-properties officeooo:rsid="001af84e"/>
    </style:style>
    <style:style style:name="T15" style:family="text">
      <style:text-properties officeooo:rsid="002a07f9"/>
    </style:style>
    <style:style style:name="T16" style:family="text">
      <style:text-properties officeooo:rsid="0030ddfa"/>
    </style:style>
    <style:style style:name="T17" style:family="text">
      <style:text-properties officeooo:rsid="0038d9d8"/>
    </style:style>
    <style:style style:name="T18" style:family="text">
      <style:text-properties officeooo:rsid="003983ea"/>
    </style:style>
    <style:style style:name="T19" style:family="text">
      <style:text-properties officeooo:rsid="003aa601"/>
    </style:style>
    <style:style style:name="T20" style:family="text">
      <style:text-properties officeooo:rsid="003c5eaf"/>
    </style:style>
    <style:style style:name="T21" style:family="text">
      <style:text-properties style:text-position="super 58%"/>
    </style:style>
    <style:style style:name="T22" style:family="text">
      <style:text-properties officeooo:rsid="004a0188"/>
    </style:style>
    <style:style style:name="T23" style:family="text">
      <style:text-properties officeooo:rsid="00531ae3"/>
    </style:style>
    <style:style style:name="T24" style:family="text">
      <style:text-properties officeooo:rsid="005e3cfd"/>
    </style:style>
    <style:style style:name="T25" style:family="text">
      <style:text-properties officeooo:rsid="0065e2ba"/>
    </style:style>
    <style:style style:name="T26" style:family="text">
      <style:text-properties officeooo:rsid="006781bf"/>
    </style:style>
    <style:style style:name="T27" style:family="text">
      <style:text-properties officeooo:rsid="0067f69d"/>
    </style:style>
    <style:style style:name="T28" style:family="text">
      <style:text-properties officeooo:rsid="00691afa"/>
    </style:style>
    <style:style style:name="T29" style:family="text">
      <style:text-properties officeooo:rsid="006ad168"/>
    </style:style>
    <style:style style:name="T30" style:family="text">
      <style:text-properties officeooo:rsid="00702a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7:00Chapter 8 – one-dimensional arrays</text:p>
      <text:p text:style-name="P30">by GD Iyer and Jesse Black</text:p>
      <text:h text:style-name="Heading_20_1" text:outline-level="1">Do the following lab exercises to familiarize yourself with one-dimensional arrays.</text:h>
      <text:p text:style-name="Standard">(10 points for each question). <text:s/></text:p>
      <text:p text:style-name="Standard"><text:s/></text:p>
      <text:p text:style-name="Standard">1. <text:s/>Consider the following declaration: </text:p>
      <text:p text:style-name="Preformatted_20_Text">double passwords[100]; </text:p>
      <text:p text:style-name="Standard">In this declaration, identify the following: </text:p>
      <text:p text:style-name="P1">a. <text:s text:c="2"/>The array name. </text:p>
      <text:p text:style-name="P3">passwords</text:p>
      <text:p text:style-name="P1">b. <text:s text:c="2"/>The array size (the number of elements)</text:p>
      <text:p text:style-name="P3">100</text:p>
      <text:p text:style-name="P1">c. <text:s text:c="2"/>The data type of each array element.</text:p>
      <text:p text:style-name="P3">double</text:p>
      <text:p text:style-name="P1">d. <text:s text:c="2"/>The range of values for the index of the array.</text:p>
      <text:p text:style-name="P35"><text:span text:style-name="T24">The range should be 0 - 99</text:span></text:p>
      <text:p text:style-name="Standard">2. <text:s/>Determine whether the following array declarations are valid. If a declaration is invalid, explain why. </text:p>
      <text:p text:style-name="P16"><text:s/>a. <text:s/>string employees[82]; </text:p>
      <text:p text:style-name="P20">valid</text:p>
      <text:p text:style-name="P28"/>
      <text:p text:style-name="P16"><text:s/>b. <text:s/>int myArray(50); </text:p>
      <text:p text:style-name="P18"><text:s/><text:span text:style-name="T13">Invalid, use of parentheses are interpreted as a function call. Use square brackets [], to denote memory allocaiton.</text:span></text:p>
      <text:p text:style-name="P22">it ought to be myArray[50];</text:p>
      <text:p text:style-name="P17"/>
      <text:p text:style-name="P17">c. <text:s/>int SIZE;<text:line-break/> double list[SIZE]; </text:p>
      <text:p text:style-name="P27">valid</text:p>
      <text:p text:style-name="P16"><text:s/>d. <text:s/>const int X = 50;<text:line-break/> double list[X - 60]; </text:p>
      <text:p text:style-name="P21">invalid, can’t have negative <text:span text:style-name="T14">index </text:span>values</text:p>
      <text:p text:style-name="P29"/>
      <text:p text:style-name="P16"><text:s/>e. <text:s/>int ids[-30]; </text:p>
      <text:p text:style-name="P19">invalid, <text:span text:style-name="T14">arrays </text:span>can’t have negative <text:span text:style-name="T14">index values</text:span></text:p>
      <text:p text:style-name="P43"><text:s/>f. <text:s/>scores double[10]; </text:p>
      <text:p text:style-name="P44">we can’t declare <text:span text:style-name="T30">an </text:span>array with named doubles</text:p>
      <text:p text:style-name="P16"/>
      <text:p text:style-name="Standard"><text:soft-page-break/><text:s/></text:p>
      <text:p text:style-name="Standard">3. When defining an array, the array dimensions must be constants, named constants, or omitted. <text:s/>Write C++ statements to do the following: </text:p>
      <text:p text:style-name="P1">a.<text:tab/>Define a named constant to be 20, then declare an array named <text:span text:style-name="T4">beta</text:span> to hold that many elements of type <text:span text:style-name="T7">double</text:span>. </text:p>
      <text:p text:style-name="P4">int const number = 20;</text:p>
      <text:p text:style-name="P4">double beta[number];</text:p>
      <text:p text:style-name="P1">b.<text:tab/>Initialize (at declaration time) each element of the array <text:span text:style-name="T7">beta</text:span> to 0. </text:p>
      <text:p text:style-name="P34">double beta[number] = { 0,<text:span text:style-name="T23">0,0,0,0,0,0,0,0,0,0,0,0,0,0,0,0,0,0,0</text:span> };</text:p>
      <text:p text:style-name="P1">c.<text:tab/>Set (at execution time) each element of the array beta to 0.0</text:p>
      <text:p text:style-name="P7">for (i = 0; i &lt; number; <text:s/>i++)</text:p>
      <text:p text:style-name="P5">beta[i] = 0;</text:p>
      <text:p text:style-name="P1">d.<text:tab/>Set the value of the seventh element of the array <text:span text:style-name="T7">beta</text:span> to 70.50.</text:p>
      <text:p text:style-name="P6">beta[6] = 70.50</text:p>
      <text:p text:style-name="P2">e.<text:tab/>Set the last element of <text:span text:style-name="T7">beta</text:span> to the sum of the first element and the second element. When referring to the last element, use the constant you defined in 3a above.</text:p>
      <text:p text:style-name="P8">beta[number] = beta[0] + be<text:span text:style-name="T15">t</text:span>a[1];</text:p>
      <text:p text:style-name="P1">f.<text:tab/>Use a <text:span text:style-name="T5">for</text:span> loop (using the constant you defined in 3a above) to output the value of all elements of <text:span text:style-name="T7">beta</text:span> which have an <text:span text:style-name="T1">index</text:span> which is a multiple of 4. </text:p>
      <text:p text:style-name="P9">for (I = 0; I &lt;= number; i++)</text:p>
      <text:p text:style-name="P9">{</text:p>
      <text:p text:style-name="P9">if (I % 4 == 0)</text:p>
      <text:p text:style-name="P9"><text:tab/>{</text:p>
      <text:p text:style-name="P9">cout &lt;&lt; I &lt;&lt; endl;</text:p>
      <text:p text:style-name="P9"><text:tab/>}</text:p>
      <text:p text:style-name="P9">} </text:p>
      <text:p text:style-name="P1"/>
      <text:p text:style-name="P1">g.<text:tab/>Output the contents of <text:span text:style-name="T7">beta</text:span> so that four elements are printed per line, with at least one space between elements. Use the variable j as the loop index (the loop control variable).</text:p>
      <text:p text:style-name="P31">for (<text:span text:style-name="T25">int </text:span>j = 0; j &lt;= number; j++)</text:p>
      <text:p text:style-name="P31">{</text:p>
      <text:p text:style-name="P31"><text:tab/>cout &lt;&lt; j &lt;&lt; “ “;</text:p>
      <text:p text:style-name="P31">//<text:span text:style-name="T27">if j is divisible by 4, insert a newline</text:span></text:p>
      <text:p text:style-name="P36"><text:tab/><text:span text:style-name="T26">if((j + 1) % 4 == 0)</text:span></text:p>
      <text:p text:style-name="P36"><text:soft-page-break/></text:p>
      <text:p text:style-name="P31"><text:tab/>cout &lt;&lt; endl;</text:p>
      <text:p text:style-name="P31">}</text:p>
      <text:p text:style-name="Standard">4. <text:s/>Complete the following segment of C++ code. What is stored in <text:span text:style-name="T8">myList</text:span> after the following C++ code executes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reformatted_20_Text">double myList[5] = { 1.0, 2.0 }; </text:p>
            <text:p text:style-name="Preformatted_20_Text">for (int i = 2; i &lt; 5; i++) </text:p>
            <text:p text:style-name="Preformatted_20_Text">{ </text:p>
            <text:p text:style-name="Preformatted_20_Text"><text:s text:c="4"/>myList[i] = <text:span text:style-name="T16">myList[i - 1]</text:span> <text:span text:style-name="T16">+</text:span> <text:span text:style-name="T16">myList[i - 2]</text:span> ; <text:span text:style-name="T9">// set this element to the product of the previous two elements</text:span></text:p>
            <text:p text:style-name="Preformatted_20_Text">}</text:p>
          </table:table-cell>
        </table:table-row>
      </table:table>
      <text:p text:style-name="Standard"><text:s/></text:p>
      <text:p text:style-name="P32">contents of myList = { 1, 2, 3, 5, 8 } <text:span text:style-name="T28">after execution</text:span></text:p>
      <text:p text:style-name="Standard"/>
      <text:p text:style-name="Standard">5. <text:s/>Correct the following code so that it correctly sets the value of each element of <text:span text:style-name="T8">myList</text:span> to the index of the element. </text:p>
      <text:p text:style-name="P23">int myList[10]; </text:p>
      <text:p text:style-name="P23">for (int i = <text:span text:style-name="T17">0</text:span>; i &lt; 10; i<text:span text:style-name="T17">++</text:span>)<text:line-break/> <text:s text:c="3"/>myList[i] = i; </text:p>
      <text:p text:style-name="Standard"><text:s/></text:p>
      <text:p text:style-name="Standard">6. <text:s/>Write C++ statements to define and initialize the following arrays. </text:p>
      <text:p text:style-name="P1">a. <text:s text:c="2"/>Array <text:span text:style-name="T8">heights</text:span> with 8 elements of type <text:span text:style-name="T8">double</text:span>. <text:s text:c="2"/>Initialize this array to the following values: <text:line-break/><text:span text:style-name="T18">double heights[8] =</text:span> <text:span text:style-name="T18">{ </text:span><text:span text:style-name="T3">1.01, 2.0, 3.8, 4.0, 2.5, 6.0, 7.7, 8.0 </text:span><text:span text:style-name="T6">};</text:span></text:p>
      <text:p text:style-name="P1">b. <text:s text:c="2"/>Array <text:span text:style-name="T8">weights</text:span> of 7 elements of type <text:span text:style-name="T8">int</text:span>. Initialize this array to the following values: <text:line-break/>120, 125, 137, <text:s/>40, 150, 180, 210. </text:p>
      <text:p text:style-name="P10">int weights[7] = {120, 125, 137, 40, 150, 180, 210};</text:p>
      <text:p text:style-name="P1">c. <text:s text:c="2"/>Array <text:span text:style-name="T8">mathSymbols</text:span> of type <text:span text:style-name="T8">char</text:span>. <text:s/>Initialize this array to the following values: <text:line-break/><text:span text:style-name="T19">char mathSymbols[5] = </text:span><text:span text:style-name="T3">'+', '-', '*', '/', '%';</text:span></text:p>
      <text:p text:style-name="P1">d. <text:s text:c="2"/>Array <text:span text:style-name="T8">seasons</text:span> of 4 elements of type <text:span text:style-name="T8">string</text:span>. Initialize this array to the following values: <text:line-break/>"fall", "winter", "spring", "summer". </text:p>
      <text:p text:style-name="Standard"><text:s/><text:tab/><text:span text:style-name="T20">String seasons[4] = {“fall”, “winter”, “spring”, “summer” };</text:span></text:p>
      <text:p text:style-name="Standard">7. <text:s/>Given the following C++ code, replace the <text:span text:style-name="T2">???</text:span> with the code so the program will do what the comments say. Then show the output of the program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reformatted_20_Text">#include &lt;iostream&gt; </text:p>
            <text:p text:style-name="Preformatted_20_Text">using namespace std; </text:p>
            <text:p text:style-name="Preformatted_20_Text">int main() </text:p>
            <text:p text:style-name="Preformatted_20_Text">{ </text:p>
            <text:p text:style-name="Preformatted_20_Text"><text:s text:c="4"/>int beta[7] = {0, 1}; </text:p>
            <text:p text:style-name="Preformatted_20_Text"><text:s text:c="4"/>for (int i = 2; i &lt; 7; i++) </text:p>
            <text:p text:style-name="Preformatted_20_Text"><text:soft-page-break/><text:s text:c="4"/>{</text:p>
            <text:p text:style-name="P13"><text:s text:c="21"/>// compute the sum of the previous two entries of beta and put the result into the i-th element of beta</text:p>
            <text:p text:style-name="Preformatted_20_Text"><text:s text:c="8"/><text:span text:style-name="T12">beta[i] = beta[i-1] + beta[i- 2];</text:span></text:p>
            <text:p text:style-name="P13"/>
            <text:p text:style-name="P15"><text:s text:c="4"/>} </text:p>
            <text:p text:style-name="Preformatted_20_Text"><text:s text:c="9"/><text:span text:style-name="T11">// this for loop will display every element of beta, each followed by a space.</text:span></text:p>
            <text:p text:style-name="P15"><text:s text:c="4"/>for (int i = <text:span text:style-name="T12">0</text:span>; i &lt; <text:span text:style-name="T12">7</text:span>; i++)</text:p>
            <text:p text:style-name="P15"><text:s text:c="8"/>cout &lt;&lt; <text:span text:style-name="T12">beta[i]</text:span> &lt;&lt; " "; </text:p>
            <text:p text:style-name="P15"><text:s text:c="4"/>cout &lt;&lt; endl; </text:p>
            <text:p text:style-name="P15"><text:s text:c="4"/>return 0; </text:p>
            <text:p text:style-name="P15">}</text:p>
          </table:table-cell>
        </table:table-row>
        <table:table-row table:style-name="Table2.1">
          <table:table-cell table:style-name="Table2.A1" office:value-type="string">
            <text:p text:style-name="Preformatted_20_Text"><text:span text:style-name="T10">The output of the program above is:</text:span> </text:p>
            <text:p text:style-name="Preformatted_20_Text"/>
            <text:p text:style-name="P14">0 1 1 2 3 5 8</text:p>
          </table:table-cell>
        </table:table-row>
      </table:table>
      <text:p text:style-name="Standard"/>
      <text:p text:style-name="Standard">8. <text:s/>Suppose that you have the following function definition: </text:p>
      <text:p text:style-name="P23">void sum(int x, int y, int &amp; z) </text:p>
      <text:p text:style-name="P23">{ </text:p>
      <text:p text:style-name="P23"><text:s text:c="4"/>z = x + y; </text:p>
      <text:p text:style-name="P23">} </text:p>
      <text:p text:style-name="P23"/>
      <text:p text:style-name="Standard">Consider the following declarations: </text:p>
      <text:p text:style-name="P23">int list1[10], list2[10], list3[10]; </text:p>
      <text:p text:style-name="P23">int a, b, c; </text:p>
      <text:p text:style-name="Standard">Which of the following function calls is/are valid? What is the reason the other(s) are <text:span text:style-name="T1">not</text:span> valid?</text:p>
      <text:p text:style-name="P25">a. sum( a, b, c ); </text:p>
      <text:p text:style-name="P26">valid</text:p>
      <text:p text:style-name="P25">b. sum( list1[0], list2[0], a ); </text:p>
      <text:p text:style-name="P41">valid</text:p>
      <text:p text:style-name="P25">c. sum( list1, list2, c ); </text:p>
      <text:p text:style-name="P39">not valid: we can only access specific values from arrays</text:p>
      <text:p text:style-name="P25">d. for ( int i = 1; i &lt;= 10; i++ ) <text:line-break/> <text:s text:c="4"/>sum( list1[i], list2[i], list3[i] ); </text:p>
      <text:p text:style-name="P40">valid</text:p>
      <text:p text:style-name="P25"/>
      <text:p text:style-name="Standard"><text:s/></text:p>
      <text:p text:style-name="Standard">9. <text:s/>When an array is passed as an actual parameter to a function, what is actually being passed? </text:p>
      <text:p text:style-name="Standard"><text:s/><text:span text:style-name="T22">Arrays are only passed by reference to functions, so what’s actually being passed is the a reference to the address of the beginning of the array in memory</text:span></text:p>
      <text:p text:style-name="Standard">10. Suppose that you have the following declaration: </text:p>
      <text:p text:style-name="P24">int list[7] = {6, 10, 14, 18, 22}; </text:p>
      <text:p text:style-name="P11">If this declaration is valid, what is stored in each element of <text:span text:style-name="T8">list</text:span>? </text:p>
      <text:p text:style-name="P12">6, 10, 14, 18, 22, 0,0</text:p>
      <text:p text:style-name="Horizontal_20_Line"/>
      <text:p text:style-name="P33"><text:soft-page-break/>Updated 2019-11-10 by Jesse Bl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style:writing-mode="lr-tb"/>
      <style:text-properties fo:color="#00000a" style:font-name="Cambria" fo:font-family="Cambria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25in" fo:margin-right="0in" fo:margin-top="0in" fo:margin-bottom="0in" loext:contextual-spacing="false" fo:line-height="100%" fo:text-align="start" style:justify-single-word="false" fo:orphans="2" fo:widows="2" fo:text-indent="-0.25in" style:auto-text-indent="false" style:writing-mode="lr-tb"/>
    </style:style>
    <style:style style:name="Preformatted_20_Text" style:display-name="Preformatted Text" style:family="paragraph" style:parent-style-name="Standard" style:default-outline-level="" style:class="htm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/>
      <style:text-properties style:font-name="Courier New" fo:font-family="'Courier New'" style:font-family-generic="roman" style:font-pitch="variable" fo:font-size="11pt" style:font-name-asian="Liberation Mono" style:font-family-asian="'Liberation Mono'" style:font-family-generic-asian="system" style:font-pitch-asian="variable" style:font-size-asian="11pt" style:font-name-complex="Liberation Mono" style:font-family-complex="'Liberation Mono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loext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1pt"/>
    </style:style>
    <style:style style:name="ListLabel_20_2" style:display-name="ListLabel 2" style:family="text">
      <style:text-properties style:font-name="Arial" fo:font-family="Arial" style:font-family-generic="roman" style:font-pitch="variable" fo:font-size="9.5pt" style:font-size-asian="9.5pt" style:font-name-complex="Calibri1" style:font-family-complex="Calibri" style:font-family-generic-complex="system" style:font-pitch-complex="variable" style:font-size-complex="11pt"/>
    </style:style>
    <style:style style:name="ListLabel_20_3" style:display-name="ListLabel 3" style:family="text">
      <style:text-properties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ListLabel_20_4" style:display-name="ListLabel 4" style:family="text">
      <style:text-properties fo:font-size="12pt" style:font-size-asian="12pt" style:font-name-complex="Calibri1" style:font-family-complex="Calibri" style:font-family-generic-complex="system" style:font-pitch-complex="variable" style:font-size-complex="11pt"/>
    </style:style>
    <style:style style:name="ListLabel_20_5" style:display-name="ListLabel 5" style:family="text">
      <style:text-properties style:font-name="Arial" fo:font-family="Arial" style:font-family-generic="roman" style:font-pitch="variable" fo:font-size="9.5pt" style:font-size-asian="9.5pt" style:font-name-complex="Calibri1" style:font-family-complex="Calibri" style:font-family-generic-complex="system" style:font-pitch-complex="variable" style:font-size-complex="11pt"/>
    </style:style>
    <style:style style:name="ListLabel_20_6" style:display-name="ListLabel 6" style:family="text">
      <style:text-properties style:font-name="Arial" fo:font-family="Arial" style:font-family-generic="roman" style:font-pitch="variable" fo:font-size="9.5pt" style:font-size-asian="9.5pt" style:font-name-complex="Calibri1" style:font-family-complex="Calibri" style:font-family-generic-complex="system" style:font-pitch-complex="variable" style:font-size-complex="11pt"/>
    </style:style>
    <style:style style:name="ListLabel_20_7" style:display-name="ListLabel 7" style:family="text">
      <style:text-properties fo:font-size="9.5pt" style:font-size-asian="9.5pt" style:font-name-complex="Calibri1" style:font-family-complex="Calibri" style:font-family-generic-complex="system" style:font-pitch-complex="variable" style:font-size-complex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5:47:00</meta:creation-date>
    <meta:initial-creator>Gayathri Iyer</meta:initial-creator>
    <dc:language>en-US</dc:language>
    <dc:date>2019-11-16T14:26:38.958608333</dc:date>
    <meta:editing-cycles>97</meta:editing-cycles>
    <meta:editing-duration>P2DT1H29M9S</meta:editing-duration>
    <meta:generator>LibreOffice/6.0.7.3$Linux_X86_64 LibreOffice_project/00m0$Build-3</meta:generator>
    <meta:document-statistic meta:table-count="2" meta:image-count="0" meta:object-count="0" meta:page-count="5" meta:paragraph-count="123" meta:word-count="988" meta:character-count="5343" meta:non-whitespace-character-count="42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